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officeooo:rsid="000153f7" officeooo:paragraph-rsid="000153f7" style:font-weight-asian="normal" style:font-weight-complex="normal"/>
    </style:style>
    <style:style style:name="P2" style:family="paragraph" style:parent-style-name="Standard">
      <style:text-properties fo:font-size="18pt" fo:font-weight="bold" officeooo:rsid="000153f7" officeooo:paragraph-rsid="000153f7" style:font-size-asian="18pt" style:font-weight-asian="bold" style:font-size-complex="18pt" style:font-weight-complex="bold"/>
    </style:style>
    <style:style style:name="P3" style:family="paragraph" style:parent-style-name="Standard">
      <style:text-properties fo:font-weight="normal" officeooo:rsid="0004a902" officeooo:paragraph-rsid="0004a902" style:font-weight-asian="normal" style:font-weight-complex="normal"/>
    </style:style>
    <style:style style:name="P4" style:family="paragraph" style:parent-style-name="Standard">
      <style:text-properties fo:font-weight="normal" officeooo:rsid="000b909b" officeooo:paragraph-rsid="000b909b" style:font-weight-asian="normal" style:font-weight-complex="normal"/>
    </style:style>
    <style:style style:name="P5" style:family="paragraph" style:parent-style-name="Standard">
      <style:text-properties fo:font-weight="normal" officeooo:rsid="000d578c" officeooo:paragraph-rsid="000d578c" style:font-weight-asian="normal" style:font-weight-complex="normal"/>
    </style:style>
    <style:style style:name="P6" style:family="paragraph" style:parent-style-name="Standard">
      <style:text-properties fo:font-weight="bold" officeooo:rsid="000f81b3" officeooo:paragraph-rsid="000f81b3" style:font-weight-asian="bold" style:font-weight-complex="bold"/>
    </style:style>
    <style:style style:name="P7" style:family="paragraph" style:parent-style-name="Standard">
      <style:text-properties fo:font-weight="bold" officeooo:rsid="00101867" officeooo:paragraph-rsid="00101867" style:font-weight-asian="bold" style:font-weight-complex="bold"/>
    </style:style>
    <style:style style:name="P8" style:family="paragraph" style:parent-style-name="Standard">
      <style:text-properties fo:font-weight="bold" officeooo:rsid="0011073a" officeooo:paragraph-rsid="0011073a" style:font-weight-asian="bold" style:font-weight-complex="bold"/>
    </style:style>
    <style:style style:name="P9" style:family="paragraph" style:parent-style-name="Standard">
      <style:text-properties fo:font-weight="bold" officeooo:rsid="00115588" officeooo:paragraph-rsid="00115588" style:font-weight-asian="bold" style:font-weight-complex="bold"/>
    </style:style>
    <style:style style:name="P10" style:family="paragraph" style:parent-style-name="Standard">
      <style:text-properties fo:font-weight="bold" officeooo:rsid="00129745" officeooo:paragraph-rsid="00129745" style:font-weight-asian="bold" style:font-weight-complex="bold"/>
    </style:style>
    <style:style style:name="P11" style:family="paragraph" style:parent-style-name="Standard">
      <style:paragraph-properties fo:break-before="page"/>
      <style:text-properties fo:font-weight="normal" officeooo:rsid="000153f7" officeooo:paragraph-rsid="000153f7" style:font-weight-asian="normal" style:font-weight-complex="normal"/>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cc6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30pt" fo:font-style="normal" fo:text-shadow="none" style:text-underline-style="none" fo:font-weight="bold"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2a50c"/>
    </style:style>
    <style:style style:name="T2" style:family="text">
      <style:text-properties officeooo:rsid="00055694"/>
    </style:style>
    <style:style style:name="T3" style:family="text">
      <style:text-properties officeooo:rsid="000bb3af"/>
    </style:style>
    <style:style style:name="T4" style:family="text">
      <style:text-properties officeooo:rsid="000d578c"/>
    </style:style>
    <style:style style:name="T5" style:family="text">
      <style:text-properties officeooo:rsid="000e4b09"/>
    </style:style>
    <style:style style:name="T6" style:family="text">
      <style:text-properties fo:font-weight="normal" style:font-weight-asian="normal" style:font-weight-complex="normal"/>
    </style:style>
    <style:style style:name="T7" style:family="text">
      <style:text-properties fo:font-weight="normal" officeooo:rsid="001342f7" style:font-weight-asian="normal" style:font-weight-complex="normal"/>
    </style:style>
    <style:style style:name="T8" style:family="text">
      <style:text-properties fo:font-weight="normal" officeooo:rsid="00129745" style:font-weight-asian="normal" style:font-weight-complex="normal"/>
    </style:style>
    <style:style style:name="T9" style:family="text">
      <style:text-properties fo:font-weight="normal" officeooo:rsid="001464c3" style:font-weight-asian="normal" style:font-weight-complex="normal"/>
    </style:style>
    <style:style style:name="T10" style:family="text">
      <style:text-properties officeooo:rsid="00115588"/>
    </style:style>
    <style:style style:name="T11" style:family="text">
      <style:text-properties officeooo:rsid="001464c3"/>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30pt" fo:font-style="normal" fo:text-shadow="none" style:text-underline-style="none" fo:font-weight="bold"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351cm" fo:min-width="7.72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67cm" fo:min-width="4.23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771cm" fo:min-width="7.72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889cm" fo:min-width="4.54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023cm" fo:min-width="7.57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cc66ff" draw:textarea-horizontal-align="justify" draw:textarea-vertical-align="middle" draw:auto-grow-height="false" fo:min-height="2.03cm" fo:min-width="5.19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cc66ff" draw:textarea-horizontal-align="justify" draw:textarea-vertical-align="middle" draw:auto-grow-height="false" fo:min-height="2.028cm" fo:min-width="5.19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19.151cm" fo:min-width="0.19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witter Sentiment Analysis Microservices Architecture</text:p>
      <text:p text:style-name="P1"/>
      <text:p text:style-name="P1">T<text:span text:style-name="T1">he goal for this project was to design a microservices architecture for performing sentiment analysis for a twitter stream and deploy it via docker containers. My main focus in design was a contiguous flow of data from stream to database that would be robust for peak load times. This was achieved by seperating streaming and analysis responsibilities and placing a message queue between them. <text:s/>At peak load the queue can be populated by the streaming service that tasks itself only with filling this queue, with analysis jobs pulled then from the queue by the analysis service in producer-&gt;consumer.</text:span></text:p>
      <text:p text:style-name="P1"/>
      <text:p text:style-name="P3">The self-implemented containers are Streaming, Analysis and Web. <text:span text:style-name="T2">These are all implemented in python and run using a Python:alpine image. RabbitMQ and Redis are both alpine image and are used with their default configuration by the Python services.</text:span></text:p>
      <text:p text:style-name="P3"/>
      <text:p text:style-name="P6">streaming.py – <text:span text:style-name="T9">Filters twitter stream and pushes raw tweet data to the message queue</text:span></text:p>
      <text:p text:style-name="P6">start_stream() : <text:span text:style-name="T6">Gets top US trend, sets “trend” in the database to this value and starts stream filter.</text:span></text:p>
      <text:p text:style-name="P6">auth() : <text:span text:style-name="T6">Opens keyfile, sets values in OauthHandler and returns OauthHandler.</text:span></text:p>
      <text:p text:style-name="P7">class MyStreamListener:<text:span text:style-name="T6"> Handles data retrieved by stream filter, produces message on queue with tweet raw data</text:span></text:p>
      <text:p text:style-name="P7"><text:span text:style-name="T6"/></text:p>
      <text:p text:style-name="P7">analysis.py – <text:span text:style-name="T9">Performs sentiment analysis on tweets from the message queue</text:span></text:p>
      <text:p text:style-name="P7">clean_tweet(tweet): <text:span text:style-name="T6">Uses a regular expression to clean all non alphanumerics from tweet</text:span></text:p>
      <text:p text:style-name="P8">callback():<text:span text:style-name="T6"> Defines what will be done with consumed RabbitMQ messages</text:span></text:p>
      <text:p text:style-name="P8"><text:span text:style-name="T6"/></text:p>
      <text:p text:style-name="P9">web.py - <text:span text:style-name="T8">Uses flask to host a web server</text:span></text:p>
      <text:p text:style-name="P10">app_home : <text:span text:style-name="T6">Reads keys for timestamp within last 10 minutes and </text:span><text:span text:style-name="T7">calculates </text:span><text:span text:style-name="T6">avg </text:span><text:span text:style-name="T7">polarity</text:span></text:p>
      <text:p text:style-name="P9"/>
      <text:p text:style-name="P3"/>
      <text:p text:style-name="P4">My decision to use Redis was more out of curiousity than functionality as I haven’t <text:span text:style-name="T4">tried </text:span>it <text:span text:style-name="T4">out </text:span>before. I think I may have been better served by an SQL image, where I know <text:span text:style-name="T4">well</text:span> how to index and retrieve on timestamp<text:span text:style-name="T4">s</text:span>. <text:span text:style-name="T3">I suspect I’m underutilizing Redis for this solution.</text:span></text:p>
      <text:p text:style-name="P4"/>
      <text:p text:style-name="P5">The python libraries used <text:span text:style-name="T5">in </text:span>implementation were tweepy, textblob, pika, <text:span text:style-name="T10">flask</text:span> and redis.</text:p>
      <text:p text:style-name="P11"><draw:g text:anchor-type="paragraph" draw:z-index="0" draw:name="Shape1" draw:style-name="gr1"><draw:custom-shape draw:style-name="gr2" draw:text-style-name="P13" svg:width="8.228cm" svg:height="2.603cm" svg:x="0.12cm" svg:y="1.758cm"><text:p text:style-name="P12"><text:span text:style-name="T12">Stream Module</text:span></text:p><draw:enhanced-geometry svg:viewBox="0 0 21600 21600" draw:type="rectangle" draw:enhanced-path="M 0 0 L 21600 0 21600 21600 0 21600 0 0 Z N"/></draw:custom-shape><draw:custom-shape draw:style-name="gr3" draw:text-style-name="P13" svg:width="6.698cm" svg:height="2.855cm" svg:x="0.748cm" svg:y="5.205cm"><text:p text:style-name="P12"><text:span text:style-name="T12">RabbitMQ</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3" svg:width="8.228cm" svg:height="3.022cm" svg:x="-0.053cm" svg:y="9.158cm"><text:p text:style-name="P12"><text:span text:style-name="T12">Analysis Module</text:span></text:p><draw:enhanced-geometry svg:viewBox="0 0 21600 21600" draw:type="rectangle" draw:enhanced-path="M 0 0 L 21600 0 21600 21600 0 21600 0 0 Z N"/></draw:custom-shape><draw:custom-shape draw:style-name="gr5" draw:text-style-name="P13" svg:width="7.137cm" svg:height="3.022cm" svg:x="0.529cm" svg:y="13.139cm"><text:p text:style-name="P12"><text:span text:style-name="T12">Red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3" svg:width="8.081cm" svg:height="3.275cm" svg:x="0.093cm" svg:y="17.085cm"><text:p text:style-name="P12"><text:span text:style-name="T12">Web</text:span></text:p><draw:enhanced-geometry svg:viewBox="0 0 21600 21600" draw:type="rectangle" draw:enhanced-path="M 0 0 L 21600 0 21600 21600 0 21600 0 0 Z N"/></draw:custom-shape><draw:custom-shape draw:style-name="gr7" draw:text-style-name="P14" svg:width="5.698cm" svg:height="3.421cm" svg:x="10.747cm" svg:y="1.658cm"><text:p text:style-name="P12"><text:span text:style-name="T12">Raw Tweet</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draw:style-name="gr8" draw:text-style-name="P14" svg:width="5.698cm" svg:height="3.419cm" svg:x="10.747cm" svg:y="5.358cm"><text:p text:style-name="P12"><text:span text:style-name="T12">Message queue</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draw:style-name="gr8" draw:text-style-name="P14" svg:width="5.698cm" svg:height="3.419cm" svg:x="10.749cm" svg:y="9.558cm"><text:p text:style-name="P12"><text:span text:style-name="T12">Extract text and</text:span></text:p><text:p text:style-name="P12"><text:span text:style-name="T12">Sentiment</text:span></text:p><text:p text:style-name="P12"><text:span text:style-name="T12">analysis</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draw:style-name="gr7" draw:text-style-name="P14" svg:width="5.698cm" svg:height="3.421cm" svg:x="10.749cm" svg:y="13.356cm"><text:p text:style-name="P12"><text:span text:style-name="T12">Key-Value</text:span></text:p><text:p text:style-name="P12"><text:span text:style-name="T12">Timestamp : polarity</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draw:style-name="gr8" draw:text-style-name="P14" svg:width="5.698cm" svg:height="3.419cm" svg:x="10.749cm" svg:y="17.139cm"><text:p text:style-name="P12"><text:span text:style-name="T12">Avg 10 mins</text:span></text:p><text:p text:style-name="P12"><text:span text:style-name="T12">polarity</text:span></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draw:style-name="gr9" draw:text-style-name="P15" svg:width="0.701cm" svg:height="19.402cm" svg:x="9.147cm" svg:y="1.956cm"><text:p/><draw:enhanced-geometry svg:viewBox="0 0 21600 21600" draw:type="rectangle" draw:enhanced-path="M 0 0 L 21600 0 21600 21600 0 21600 0 0 Z N"/></draw:custom-shape><draw:frame draw:style-name="gr10" draw:text-style-name="P17" svg:width="8cm" svg:height="1.47cm" svg:x="0.148cm" svg:y="0.026cm"><draw:text-box><text:p text:style-name="P16"><text:span text:style-name="T13">Service</text:span></text:p></draw:text-box></draw:frame><draw:frame draw:style-name="gr11" draw:text-style-name="P17" svg:width="3.301cm" svg:height="1.47cm" svg:x="11.047cm" svg:y="0.026cm"><draw:text-box><text:p text:style-name="P16"><text:span text:style-name="T13">Data</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21:18:34.243461225</meta:creation-date>
    <meta:editing-duration>PT33M18S</meta:editing-duration>
    <meta:editing-cycles>23</meta:editing-cycles>
    <meta:generator>LibreOffice/5.1.6.2$Linux_X86_64 LibreOffice_project/10m0$Build-2</meta:generator>
    <dc:date>2018-03-23T22:10:36.940151712</dc:date>
    <meta:document-statistic meta:table-count="0" meta:image-count="0" meta:object-count="0" meta:page-count="2" meta:paragraph-count="14" meta:word-count="317" meta:character-count="1994" meta:non-whitespace-character-count="1688"/>
  </office:meta>
</office:document-meta>
</file>